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34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fd095" fo:border="0.06pt solid #000000"/>
    </style:style>
    <style:style style:name="ce4" style:family="table-cell" style:parent-style-name="Default">
      <style:table-cell-properties fo:background-color="#ffa6a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P1" table:style-name="ta1">
        <table:table-column table:style-name="co1" table:default-cell-style-name="ce1"/>
        <table:table-column table:style-name="co2" table:number-columns-repeated="5" table:default-cell-style-name="ce5"/>
        <table:table-row table:style-name="ro1">
          <table:table-cell/>
          <table:table-cell table:style-name="ce2" office:value-type="string" calcext:value-type="string">
            <text:p>Clara Assisiensis</text:p>
          </table:table-cell>
          <table:table-cell table:style-name="ce2" office:value-type="string" calcext:value-type="string">
            <text:p>Dante</text:p>
          </table:table-cell>
          <table:table-cell table:style-name="ce2" office:value-type="string" calcext:value-type="string">
            <text:p>Giovanni Boccaccio</text:p>
          </table:table-cell>
          <table:table-cell table:style-name="ce2" office:value-type="string" calcext:value-type="string">
            <text:p>Guido Faba</text:p>
          </table:table-cell>
          <table:table-cell table:style-name="ce2" office:value-type="string" calcext:value-type="string">
            <text:p>Pier della Vigna</text:p>
          </table:table-cell>
        </table:table-row>
        <table:table-row table:style-name="ro1">
          <table:table-cell office:value-type="string" calcext:value-type="string">
            <text:p>ClaraAssisiensis_EpistolaAdErmentrudem.txt</text:p>
          </table:table-cell>
          <table:table-cell table:style-name="ce3"/>
          <table:table-cell table:style-name="ce4" table:number-columns-repeated="4"/>
        </table:table-row>
        <table:table-row table:style-name="ro1">
          <table:table-cell office:value-type="string" calcext:value-type="string">
            <text:p>ClaraAssisiensis_EpistolaAdSanctamAgnetemDePraga1.txt</text:p>
          </table:table-cell>
          <table:table-cell table:style-name="ce3"/>
          <table:table-cell table:style-name="ce4" table:number-columns-repeated="4"/>
        </table:table-row>
        <table:table-row table:style-name="ro1">
          <table:table-cell office:value-type="string" calcext:value-type="string">
            <text:p>ClaraAssisiensis_EpistolaAdSanctamAgnetemDePraga2.txt</text:p>
          </table:table-cell>
          <table:table-cell table:style-name="ce3"/>
          <table:table-cell table:style-name="ce4" table:number-columns-repeated="3"/>
          <table:table-cell table:style-name="ce3"/>
        </table:table-row>
        <table:table-row table:style-name="ro1">
          <table:table-cell office:value-type="string" calcext:value-type="string">
            <text:p>ClaraAssisiensis_EpistolaAdSanctamAgnetemDePraga3.txt</text:p>
          </table:table-cell>
          <table:table-cell table:style-name="ce3"/>
          <table:table-cell table:style-name="ce4" table:number-columns-repeated="4"/>
        </table:table-row>
        <table:table-row table:style-name="ro1">
          <table:table-cell office:value-type="string" calcext:value-type="string">
            <text:p>Dante_epistola1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Dante_epistola2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3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4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Dante_epistola5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6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7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8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9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10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11.txt</text:p>
          </table:table-cell>
          <table:table-cell table:style-name="ce4"/>
          <table:table-cell table:style-name="ce3"/>
          <table:table-cell table:style-name="ce4" table:number-columns-repeated="3"/>
        </table:table-row>
        <table:table-row table:style-name="ro1">
          <table:table-cell office:value-type="string" calcext:value-type="string">
            <text:p>Dante_epistola12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iovanniBoccaccio_AdDonatum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2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3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4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6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7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8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9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0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1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2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3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4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5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6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7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8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19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20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21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22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23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iovanniBoccaccio_epistola24.txt</text:p>
          </table:table-cell>
          <table:table-cell table:style-name="ce4" table:number-columns-repeated="2"/>
          <table:table-cell table:style-name="ce3"/>
          <table:table-cell table:style-name="ce4" table:number-columns-repeated="2"/>
        </table:table-row>
        <table:table-row table:style-name="ro1">
          <table:table-cell office:value-type="string" calcext:value-type="string">
            <text:p>GuidoFaba_epistola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uidoFaba_epistola3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8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9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uidoFaba_epistola10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3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5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8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9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0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3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5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28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uidoFaba_epistola29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0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1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uidoFaba_epistola3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3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5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38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uidoFaba_epistola4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3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5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48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GuidoFaba_epistola49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3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5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8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59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6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8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69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7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7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7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7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78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80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8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82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8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87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9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94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98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99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00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01.txt</text:p>
          </table:table-cell>
          <table:table-cell table:style-name="ce4" table:number-columns-repeated="3"/>
          <table:table-cell table:style-name="ce3"/>
          <table:table-cell table:style-name="ce4"/>
        </table:table-row>
        <table:table-row table:style-name="ro1">
          <table:table-cell office:value-type="string" calcext:value-type="string">
            <text:p>GuidoFaba_epistola102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GuidoFaba_epistola104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Misc_epistola2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3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4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5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6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7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8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9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0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1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2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3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4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5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6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7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8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19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0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1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2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3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4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5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Misc_epistola26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8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29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30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Misc_epistola31.txt</text:p>
          </table:table-cell>
          <table:table-cell table:style-name="ce4" table:number-columns-repeated="5"/>
        </table:table-row>
        <table:table-row table:style-name="ro1">
          <table:table-cell office:value-type="string" calcext:value-type="string">
            <text:p>PierDellaVigna_AbsitMich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ccedensNup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auctaeNob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Extollend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HocSumm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Nostr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Renouand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Reserand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dV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rdensSemp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AuditaSumm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asualisVindict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asusFiliiTu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ircaV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ollegeruntPontifice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ommunemEtDebit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ommunemOmni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onsuetaBenignitate1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onsuetaBenignitate2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ontingitInterd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rebeNostro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umAdDepopulatione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umMagnaeDeuotion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umPostSedat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umRom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umSi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CurasNostra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ebitaReuerenti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eFulgar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eoPropitio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etestabil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eTuaFidelitat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euotionisTuae2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ud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umDebito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DumImperi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Caus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Culp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Fortun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General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Mer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Nobisc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PotentiaeNostr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TamIust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Volatil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tsiVtili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Feruor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pectab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pectantesExpectast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pectationumVestra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Relation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ulte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ultetI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ExVotiu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idelitatiTu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ideliumNostrorum1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idemEtDeuotione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requenterVob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ridericus1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ridericus2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ridericus3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ridericus4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FuriosamSuperbi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GaudereTeVolum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GaudiumQuodSup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GeminariVidentu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GeneraliQu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GeneralisSubiecto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GratumGerim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HabetEtMerito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HonorImperi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HucusqueSat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gnominios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llosFelice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mperialisBeneuolenti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mperialisMaiesta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ExordioNascent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Extollend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Infrascript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InuidiamOmni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nataCord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tellectisPerV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terAccidenti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terCetera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terRe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nuitiTrahimu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IurisCiuil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LectaNup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LeuateInCircuitu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LicetAdQuarumlibe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LicetAPrim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LicetPrae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MisericordiaPi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MultaeSun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MultumNostr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eDiuino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eFama1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eFama2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ePerExcogitat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obileOp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ondumM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NosterInstant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OpusInNob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aterMi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ensantesAmor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erfectaeSollicitudin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leneScim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reterit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roCesen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ungitiueN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PuraFide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antaSi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antumcumqu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antumEtQualit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iaVestr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odAdPublic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odCaus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QuodDeNim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RegiaeSerenitat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RegnantibusNob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Repetentib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atisNosPungi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atisPreclar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edentibusSuper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emperHacten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iCas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iMult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ocero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ollicitudo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pecialiQuad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ubministranteNouo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ubSimplicisHumilitati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SuperEo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TantusNo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TenuitHacten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TotSunt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TumPerfect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agentibusAdhuc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ellemusPoti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enientibus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ictoriosoExercitu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irumIndustri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tIustitia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tIustorum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tVestrae.txt</text:p>
          </table:table-cell>
          <table:table-cell table:style-name="ce4" table:number-columns-repeated="4"/>
          <table:table-cell table:style-name="ce3"/>
        </table:table-row>
        <table:table-row table:style-name="ro1">
          <table:table-cell office:value-type="string" calcext:value-type="string">
            <text:p>PierDellaVigna_VtVictoriosi.txt</text:p>
          </table:table-cell>
          <table:table-cell table:style-name="ce4" table:number-columns-repeated="4"/>
          <table:table-cell table:style-name="ce3"/>
        </table:table-row>
        <table:table-row table:style-name="ro1" table:number-rows-repeated="10482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p2" table:style-name="ta1">
        <table:table-column table:style-name="co1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7" table:default-cell-style-name="ce5"/>
        <table:table-column table:style-name="co3" table:number-columns-repeated="1017" table:default-cell-style-name="Default"/>
        <table:table-row table:style-name="ro1">
          <table:table-cell table:style-name="ce2"/>
          <table:table-cell table:style-name="ce2" office:value-type="string" calcext:value-type="string">
            <text:p>Benvenuto da Imola</text:p>
          </table:table-cell>
          <table:table-cell table:style-name="ce2" office:value-type="string" calcext:value-type="string">
            <text:p>Boncompagno da Signa</text:p>
          </table:table-cell>
          <table:table-cell table:style-name="ce2" office:value-type="string" calcext:value-type="string">
            <text:p>Dante</text:p>
          </table:table-cell>
          <table:table-cell table:style-name="ce2" office:value-type="string" calcext:value-type="string">
            <text:p>Giovanni Boccaccio</text:p>
          </table:table-cell>
          <table:table-cell table:style-name="ce2" office:value-type="string" calcext:value-type="string">
            <text:p>Giovanni Del Virgilio</text:p>
          </table:table-cell>
          <table:table-cell table:style-name="ce2" office:value-type="string" calcext:value-type="string">
            <text:p>Nicola Trevet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BeneFlorentinus_Candelabrum.txt</text:p>
          </table:table-cell>
          <table:table-cell table:style-name="ce4"/>
          <table:table-cell table:style-name="ce3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envenutoDaImola_ComentumSuperDantisAldigherijComoediam.txt</text:p>
          </table:table-cell>
          <table:table-cell table:style-name="ce3"/>
          <table:table-cell table:style-name="ce4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envenutoDaImola_GlosseVirgilio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envenutoDaImola_ValerioMassimo.txt</text:p>
          </table:table-cell>
          <table:table-cell table:style-name="ce3"/>
          <table:table-cell table:style-name="ce4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BoncompagnoDaSigna_LiberDeObsidioneAncone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oncompagnoDaSigna_Palma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oncompagnoDaSigna_RotaVeneris.txt</text:p>
          </table:table-cell>
          <table:table-cell table:style-name="ce4"/>
          <table:table-cell table:style-name="ce3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BoncompagnoDaSigna_Ysagoge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ante_DeVulgariEloquentia.txt</text:p>
          </table:table-cell>
          <table:table-cell table:style-name="ce4" table:number-columns-repeated="2"/>
          <table:table-cell table:style-name="ce3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Dante_Monarchia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ilippoVillani_ExpositioSuperComedia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iovanniBoccaccio_DeFrancisciPetracchi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iovanniBoccaccio_DeGenealogia.txt</text:p>
          </table:table-cell>
          <table:table-cell table:style-name="ce4" table:number-columns-repeated="3"/>
          <table:table-cell table:style-name="ce3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iovanniBoccaccio_DeMulieribusClaris.txt</text:p>
          </table:table-cell>
          <table:table-cell table:style-name="ce4" table:number-columns-repeated="3"/>
          <table:table-cell table:style-name="ce3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GiovanniDelVirgilio_Allegorie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iovanniDelVirgilio_ArsDictaminis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razioloBambaglioli_CommentoCommedia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uidoDaPisa_ExpositionesComediam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uidoDeColumnis_HistoriaDestructionisTroiae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GuidoFaba_DictaminaRhetorica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acobusDeVaragine_ChronicaCivitatisIanuensis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ohannesDeAppia_ConstitutionesRomandiolae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ohannesDePlanoCarpini_HistoriaMongalorum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ulianusDeSpira_VitaSanctiFrancisci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icolaTrevet_Agamemnonis.txt</text:p>
          </table:table-cell>
          <table:table-cell table:style-name="ce4"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NicolaTrevet_HerculisFurentis.txt</text:p>
          </table:table-cell>
          <table:table-cell table:style-name="ce4"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PietroAlighieri_ComentumSuperComedie.txt</text:p>
          </table:table-cell>
          <table:table-cell table:style-name="ce4" table:number-columns-repeated="2"/>
          <table:table-cell table:style-name="ce3"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RaimundusLullus_ArsAmativaBoni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RyccardusDeSanctoGermano_Chronicon.tx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ZonoDeMagnalis_VitaVirgilio.txt</text:p>
          </table:table-cell>
          <table:table-cell table:style-name="ce4" table:number-columns-repeated="6"/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8T20:35:14.757349458</meta:creation-date>
    <dc:date>2020-11-28T21:12:48.694442802</dc:date>
    <meta:editing-duration>PT6M42S</meta:editing-duration>
    <meta:editing-cycles>2</meta:editing-cycles>
    <meta:generator>LibreOffice/6.4.6.2$Linux_X86_64 LibreOffice_project/40$Build-2</meta:generator>
    <meta:document-statistic meta:table-count="2" meta:cell-count="335" meta:object-count="0"/>
  </office:meta>
</office:document-meta>
</file>